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1000000F310E4FD11CD28BCC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3.149cm" svg:height="6.428cm" svg:x="3.964cm" svg:y="11.675cm">
          <draw:image xlink:href="Pictures/10000000000001F1000000F310E4FD11CD28BCC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8T23:30:33.682509587</meta:creation-date>
    <dc:date>2019-06-08T23:31:33.388481286</dc:date>
    <meta:editing-duration>PT40S</meta:editing-duration>
    <meta:editing-cycles>1</meta:editing-cycles>
    <meta:document-statistic meta:object-count="1"/>
    <meta:generator>LibreOffice/5.2.7.2$Linux_X86_64 LibreOffice_project/20m0$Build-2</meta:generator>
  </office:meta>
</office:document-meta>
</file>